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line-break/>Hallo Thomas / Lukas <text:line-break/><text:line-break/>ich habe heute Vormittag die Beschreibung des Ablaufs eines Suchrequests für linked swissbib erstellt. <text:line-break/>Ihr findet diese unter <text:a xlink:type="simple" xlink:href="https://github.com/linked-swissbib/vufind/tree/vfsb/linked/linkedDocu">https://github.com/linked-swissbib/vufind/tree/vfsb/linked/linkedDocu</text:a> als odt und pdf Dokument. <text:line-break/><text:line-break/>Es ist das Zusammenspiel der Typen wie im Klassendiagramm dargestellt (und noch ein paar weiteren, die bis jetzt dort noch nicht enthalten sind) beschrieben. <text:line-break/><text:line-break/>Die Ziele dieser Beschreibung: <text:line-break/>- Ich fände es gut, wenn wir morgen im Workshop möglichst bald in einen Dialog eintreten können. <text:line-break/>- Ihr solltet in die Lage versetzt werden,  gezielter und problembezogener Fragen stellen zu können <text:line-break/>- Anhand des umzusetzenden use cases sollten wir abmachen, wer an welchen Stellen des Ablaufs arbeiten wird. <text:line-break/><text:line-break/>Meine Bitte: Lest Euch dieses Dokument bitte vor dem Workshop durch und bringt es am besten noch ausgedruckt mit. <text:line-break/><text:line-break/><text:line-break/>Unsere Themen, wie sie gestern von Thomas am Telefon der Reihe nach genannt wurden: <text:line-break/>a) mein erstelltes Klassendiagramm im Detail ansehen und diskutieren (das kann man am besten mit der oben genannten Beschreibung des Ablaufs) <text:line-break/><text:a xlink:type="simple" xlink:href="https://github.com/linked-swissbib/vufind/tree/vfsb/linked/linkedDocu/yed/searchModule">https://github.com/linked-swissbib/vufind/tree/vfsb/linked/linkedDocu/yed/searchModule</text:a> im graphml und png Format <text:line-break/><text:line-break/>b) Benutzeroberfläche: welche themes werden verwendet. Beschreibung des Mechanismus, wie diese Themes und deren snippets aufgerufen und integriert werden <text:line-break/>Frage von Thomas: Typen im namespace Swissbib/View <text:line-break/>Wie werden diese eingesetzt? <text:line-break/>Stichworte hier: <text:line-break/>- Abgrenzung zwischen templates und ViewHelpern <text:line-break/>- Wofür werden ViewHelper eingesetzt? <text:line-break/><text:line-break/>c) erste konkrete Aufgabe: Entwicklung eines Rahmens für den Aufbau von Knowledge cards (UseCase Mara) <text:line-break/><text:line-break/>d) Suchrequest <text:a xlink:type="simple" xlink:href="http://localhost/vflinked/Exploration/Search?lookfor=hello">http://localhost/vflinked/Exploration/Search?lookfor=hello</text:a> <text:line-break/>- Wo wird die Suchabfrage erstellt? <text:line-break/>- warum konnte Thomas keine Anpassungen am request machen bzw. wurden diese nicht berücksichtigt? (Hintergründe zu diesem Thema werden in der Ablaufbeschreibung kurz angerissen) <text:line-break/>- Was muss im Bereich Suchrequests noch gemacht werden? <text:line-break/>- Wer kann diese Aufgaben (evtl. gemeinsam) übernehmen? <text:line-break/><text:line-break/>e) "CSS-Geschichten": Wie ist CSS in VuFind organisiert? <text:line-break/>-&gt; wie splet dies mit den oben erwähnten views zusammen? <text:line-break/><text:line-break/>f) Aufsetzen der Debuggingumgebung <text:line-break/><text:soft-page-break/>@Lukas: Hast Du die Hinweise in <text:a xlink:type="simple" xlink:href="http://www.swissbib.org/wiki/index.php?title=Members:VuFind_Installation">http://www.swissbib.org/wiki/index.php?title=Members:VuFind_Installation</text:a> Abschnitt phpstorm und xdebug gelesen? <text:line-break/>Wichtig ist die Installation von xDebug. <text:line-break/>Weitere Ressourcen im Netz <text:line-break/><text:a xlink:type="simple" xlink:href="http://xdebug.org/docs/install">http://xdebug.org/docs/install</text:a> <text:line-break/><text:a xlink:type="simple" xlink:href="http://xdebug.org/wizard.php">http://xdebug.org/wizard.php</text:a> <text:line-break/>Bei Fragen bitte melden. <text:line-break/><text:line-break/>g) Projektkurs HTW Chur im Herbst <text:line-break/><text:line-break/><text:line-break/>Sebastian und ich erwarten Euch morgen 9:45 in Basel. Bei weiteren Fragen bitte vorher melden! <text:line-break/><text:line-break/>Gün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5:06:52.485992430</meta:creation-date>
    <dc:date>2015-07-07T15:07:43.862915158</dc:date>
    <meta:editing-duration>P0D</meta:editing-duration>
    <meta:editing-cycles>1</meta:editing-cycles>
    <meta:document-statistic meta:table-count="0" meta:image-count="0" meta:object-count="0" meta:page-count="2" meta:paragraph-count="1" meta:word-count="345" meta:character-count="2665" meta:non-whitespace-character-count="2267"/>
    <meta:generator>LibreOffice/4.2.8.2$Linux_X86_64 LibreOffice_project/420m0$Build-2</meta:generator>
  </office:meta>
</office:document-meta>
</file>